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break-before="page" fo:text-align="center"/>
      <style:text-properties fo:font-size="14pt" style:font-size-asian="14pt" style:font-size-complex="14pt"/>
    </style:style>
    <style:style style:name="P2" style:parent-style-name="Normal" style:family="paragraph">
      <style:paragraph-properties fo:text-align="center"/>
      <style:text-properties fo:font-size="14pt" style:font-size-asian="14pt" style:font-size-complex="14pt"/>
    </style:style>
    <style:style style:name="P3" style:parent-style-name="Normal" style:family="paragraph">
      <style:paragraph-properties fo:text-align="center"/>
      <style:text-properties fo:font-size="14pt" style:font-size-asian="14pt" style:font-size-complex="14pt"/>
    </style:style>
    <style:style style:name="P4" style:parent-style-name="Normal" style:family="paragraph">
      <style:paragraph-properties fo:text-align="center"/>
      <style:text-properties fo:font-size="14pt" style:font-size-asian="14pt" style:font-size-complex="14pt"/>
    </style:style>
    <style:style style:name="P5" style:parent-style-name="Normal" style:family="paragraph">
      <style:text-properties fo:font-weight="bold" style:font-weight-asian="bold" fo:font-size="14pt" style:font-size-asian="14pt" style:font-size-complex="14pt"/>
    </style:style>
    <style:style style:name="P6" style:parent-style-name="Normal" style:family="paragraph">
      <style:paragraph-properties fo:text-align="center"/>
      <style:text-properties fo:font-weight="bold" style:font-weight-asian="bold" fo:font-size="20pt" style:font-size-asian="20pt" style:font-size-complex="20pt"/>
    </style:style>
    <style:style style:name="P7" style:parent-style-name="Normal" style:family="paragraph">
      <style:text-properties fo:font-weight="bold" style:font-weight-asian="bold" fo:font-size="12pt" style:font-size-asian="12pt" style:font-size-complex="12pt"/>
    </style:style>
    <style:style style:name="P8" style:parent-style-name="Normal" style:family="paragraph">
      <style:text-properties fo:font-weight="bold" style:font-weight-asian="bold" fo:font-size="12pt" style:font-size-asian="12pt" style:font-size-complex="12pt"/>
    </style:style>
    <style:style style:name="P9" style:parent-style-name="Normal" style:family="paragraph">
      <style:paragraph-properties fo:margin-left="1.475in" fo:text-indent="0.4916in">
        <style:tab-stops/>
      </style:paragraph-properties>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T11" style:parent-style-name="VarsayılanParagrafYazıTipi" style:family="text">
      <style:text-properties fo:font-weight="bold" style:font-weight-asian="bold" fo:font-size="12pt" style:font-size-asian="12pt" style:font-size-complex="12pt"/>
    </style:style>
    <style:style style:name="T12" style:parent-style-name="VarsayılanParagrafYazıTipi" style:family="text">
      <style:text-properties fo:font-weight="bold" style:font-weight-asian="bold" fo:font-size="12pt" style:font-size-asian="12pt" style:font-size-complex="12pt"/>
    </style:style>
    <style:style style:name="T13" style:parent-style-name="VarsayılanParagrafYazıTipi" style:family="text">
      <style:text-properties fo:font-weight="bold" style:font-weight-asian="bold" fo:font-size="12pt" style:font-size-asian="12pt" style:font-size-complex="12pt"/>
    </style:style>
    <style:style style:name="T14" style:parent-style-name="VarsayılanParagrafYazıTipi" style:family="text">
      <style:text-properties fo:font-weight="bold" style:font-weight-asian="bold" fo:font-size="12pt" style:font-size-asian="12pt" style:font-size-complex="12pt"/>
    </style:style>
    <style:style style:name="T15" style:parent-style-name="VarsayılanParagrafYazıTipi" style:family="text">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weight="bold" style:font-weight-asian="bold" fo:font-size="12pt" style:font-size-asian="12pt" style:font-size-complex="12pt"/>
    </style:style>
    <style:style style:name="P18" style:parent-style-name="Normal" style:family="paragraph">
      <style:text-properties fo:font-weight="bold" style:font-weight-asian="bold" fo:font-size="12pt" style:font-size-asian="12pt" style:font-size-complex="12pt"/>
    </style:style>
    <style:style style:name="P19" style:parent-style-name="Normal" style:family="paragraph">
      <style:text-properties fo:font-weight="bold" style:font-weight-asian="bold" fo:font-size="12pt" style:font-size-asian="12pt" style:font-size-complex="12pt"/>
    </style:style>
    <style:style style:name="P20" style:parent-style-name="Normal" style:family="paragraph">
      <style:text-properties fo:font-weight="bold" style:font-weight-asian="bold" fo:font-size="12pt" style:font-size-asian="12pt" style:font-size-complex="12pt"/>
    </style:style>
    <style:style style:name="T21" style:parent-style-name="VarsayılanParagrafYazıTipi" style:family="text">
      <style:text-properties fo:font-weight="bold" style:font-weight-asian="bold" fo:font-size="12pt" style:font-size-asian="12pt" style:font-size-complex="12pt"/>
    </style:style>
    <style:style style:name="T22" style:parent-style-name="VarsayılanParagrafYazıTipi" style:family="text">
      <style:text-properties fo:font-weight="bold" style:font-weight-asian="bold" fo:font-size="12pt" style:font-size-asian="12pt" style:font-size-complex="12pt"/>
    </style:style>
    <style:style style:name="T23" style:parent-style-name="VarsayılanParagrafYazıTipi" style:family="text">
      <style:text-properties fo:font-weight="bold" style:font-weight-asian="bold" fo:font-size="12pt" style:font-size-asian="12pt" style:font-size-complex="12pt"/>
    </style:style>
    <style:style style:name="T24" style:parent-style-name="VarsayılanParagrafYazıTipi" style:family="text">
      <style:text-properties fo:font-weight="bold" style:font-weight-asian="bold" fo:font-size="12pt" style:font-size-asian="12pt" style:font-size-complex="12pt"/>
    </style:style>
    <style:style style:name="T25" style:parent-style-name="VarsayılanParagrafYazıTipi" style:family="text">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weight="bold" style:font-weight-asian="bold" fo:font-size="12pt" style:font-size-asian="12pt" style:font-size-complex="12pt"/>
    </style:style>
    <style:style style:name="P28" style:parent-style-name="Normal" style:family="paragraph">
      <style:text-properties fo:font-weight="bold" style:font-weight-asian="bold" fo:font-size="12pt" style:font-size-asian="12pt" style:font-size-complex="12pt"/>
    </style:style>
    <style:style style:name="P29" style:parent-style-name="Normal" style:family="paragraph">
      <style:text-properties fo:font-weight="bold" style:font-weight-asian="bold" fo:font-size="12pt" style:font-size-asian="12pt" style:font-size-complex="12pt"/>
    </style:style>
    <style:style style:name="P30" style:parent-style-name="Normal" style:family="paragraph">
      <style:text-properties fo:font-weight="bold" style:font-weight-asian="bold" fo:font-size="12pt" style:font-size-asian="12pt" style:font-size-complex="12pt"/>
    </style:style>
    <style:style style:name="P31" style:parent-style-name="Normal" style:family="paragraph">
      <style:text-properties fo:font-weight="bold" style:font-weight-asian="bold" fo:font-size="12pt" style:font-size-asian="12pt" style:font-size-complex="12pt"/>
    </style:style>
    <style:style style:name="P32" style:parent-style-name="Normal" style:family="paragraph">
      <style:text-properties fo:font-weight="bold" style:font-weight-asian="bold" fo:font-size="12pt" style:font-size-asian="12pt" style:font-size-complex="12pt"/>
    </style:style>
    <style:style style:name="T33" style:parent-style-name="VarsayılanParagrafYazıTipi" style:family="text">
      <style:text-properties fo:font-weight="bold" style:font-weight-asian="bold" fo:font-size="12pt" style:font-size-asian="12pt" style:font-size-complex="12pt"/>
    </style:style>
    <style:style style:name="T34" style:parent-style-name="VarsayılanParagrafYazıTipi" style:family="text">
      <style:text-properties fo:font-weight="bold" style:font-weight-asian="bold" fo:font-size="12pt" style:font-size-asian="12pt" style:font-size-complex="12pt"/>
    </style:style>
    <style:style style:name="T35" style:parent-style-name="VarsayılanParagrafYazıTipi" style:family="text">
      <style:text-properties fo:font-weight="bold" style:font-weight-asian="bold" fo:font-size="12pt" style:font-size-asian="12pt" style:font-size-complex="12pt"/>
    </style:style>
    <style:style style:name="T36" style:parent-style-name="VarsayılanParagrafYazıTipi" style:family="text">
      <style:text-properties fo:font-size="12pt" style:font-size-asian="12pt" style:font-size-complex="12pt"/>
    </style:style>
    <style:style style:name="T37" style:parent-style-name="VarsayılanParagrafYazıTipi" style:family="text">
      <style:text-properties fo:font-size="12pt" style:font-size-asian="12pt" style:font-size-complex="12pt"/>
    </style:style>
    <style:style style:name="T38" style:parent-style-name="VarsayılanParagrafYazıTipi" style:family="text">
      <style:text-properties fo:font-size="12pt" style:font-size-asian="12pt" style:font-size-complex="12pt"/>
    </style:style>
    <style:style style:name="P39" style:parent-style-name="Normal" style:family="paragraph">
      <style:text-properties fo:font-weight="bold" style:font-weight-asian="bold" fo:font-size="22pt" style:font-size-asian="22pt" style:font-size-complex="22pt"/>
    </style:style>
    <style:style style:name="P40" style:parent-style-name="Normal" style:family="paragraph">
      <style:text-properties fo:font-weight="bold" style:font-weight-asian="bold" fo:font-size="12pt" style:font-size-asian="12pt" style:font-size-complex="12pt"/>
    </style:style>
    <style:style style:name="P41" style:parent-style-name="Normal" style:family="paragraph">
      <style:text-properties fo:font-weight="bold" style:font-weight-asian="bold" fo:font-size="12pt" style:font-size-asian="12pt" style:font-size-complex="12pt"/>
    </style:style>
    <style:style style:name="P42" style:parent-style-name="Normal" style:family="paragraph">
      <style:text-properties fo:font-weight="bold" style:font-weight-asian="bold" fo:font-size="22pt" style:font-size-asian="22pt" style:font-size-complex="22pt"/>
    </style:style>
    <style:style style:name="P43" style:parent-style-name="Normal" style:family="paragraph">
      <style:text-properties fo:font-weight="bold" style:font-weight-asian="bold" fo:font-size="22pt" style:font-size-asian="22pt" style:font-size-complex="22pt"/>
    </style:style>
    <style:style style:name="T44" style:parent-style-name="VarsayılanParagrafYazıTipi" style:family="text">
      <style:text-properties fo:font-weight="bold" style:font-weight-asian="bold" fo:font-size="22pt" style:font-size-asian="22pt" style:font-size-complex="22pt"/>
    </style:style>
    <style:style style:name="T45" style:parent-style-name="VarsayılanParagrafYazıTipi"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46" style:parent-style-name="Normal" style:family="paragraph">
      <style:text-properties fo:font-weight="bold" style:font-weight-asian="bold" fo:font-size="12pt" style:font-size-asian="12pt" style:font-size-complex="12pt"/>
    </style:style>
    <style:style style:name="P47" style:parent-style-name="Normal" style:family="paragraph">
      <style:text-properties fo:font-weight="bold" style:font-weight-asian="bold" fo:font-size="20pt" style:font-size-asian="20pt" style:font-size-complex="20pt"/>
    </style:style>
    <style:style style:name="P48" style:parent-style-name="Normal" style:family="paragraph">
      <style:text-properties fo:font-weight="bold" style:font-weight-asian="bold" fo:font-size="20pt" style:font-size-asian="20pt" style:font-size-complex="20pt"/>
    </style:style>
    <style:style style:name="P49" style:parent-style-name="Normal" style:family="paragraph">
      <style:text-properties fo:font-weight="bold" style:font-weight-asian="bold" fo:font-size="20pt" style:font-size-asian="20pt" style:font-size-complex="20pt"/>
    </style:style>
    <style:style style:name="T50" style:parent-style-name="VarsayılanParagrafYazıTipi" style:family="text">
      <style:text-properties fo:font-weight="bold" style:font-weight-asian="bold" fo:font-size="20pt" style:font-size-asian="20pt" style:font-size-complex="20pt"/>
    </style:style>
    <style:style style:name="T51" style:parent-style-name="VarsayılanParagrafYazıTipi" style:family="text">
      <style:text-properties fo:font-weight="bold" style:font-weight-asian="bold" fo:font-size="20pt" style:font-size-asian="20pt" style:font-size-complex="20pt"/>
    </style:style>
    <style:style style:name="T52" style:parent-style-name="VarsayılanParagrafYazıTipi" style:family="text">
      <style:text-properties fo:font-weight="bold" style:font-weight-asian="bold" fo:font-size="20pt" style:font-size-asian="20pt" style:font-size-complex="20pt"/>
    </style:style>
    <style:style style:name="P53" style:parent-style-name="Normal" style:family="paragraph">
      <style:text-properties fo:font-weight="bold" style:font-weight-asian="bold" fo:font-size="12pt" style:font-size-asian="12pt" style:font-size-complex="12pt"/>
    </style:style>
    <style:style style:name="P54" style:parent-style-name="Normal" style:family="paragraph">
      <style:text-properties fo:font-weight="bold" style:font-weight-asian="bold" fo:font-size="12pt" style:font-size-asian="12pt" style:font-size-complex="12pt"/>
    </style:style>
    <style:style style:name="P55" style:parent-style-name="Normal" style:family="paragraph">
      <style:text-properties fo:font-weight="bold" style:font-weight-asian="bold" fo:font-size="12pt" style:font-size-asian="12pt" style:font-size-complex="12pt"/>
    </style:style>
    <style:style style:name="P56" style:parent-style-name="Normal" style:family="paragraph">
      <style:text-properties fo:font-weight="bold" style:font-weight-asian="bold" fo:font-size="12pt" style:font-size-asian="12pt" style:font-size-complex="12pt"/>
    </style:style>
    <style:style style:name="P57" style:parent-style-name="Normal" style:family="paragraph">
      <style:text-properties fo:font-weight="bold" style:font-weight-asian="bold" fo:font-size="20pt" style:font-size-asian="20pt" style:font-size-complex="20pt"/>
    </style:style>
    <style:style style:name="P58" style:parent-style-name="Normal" style:family="paragraph">
      <style:text-properties fo:font-weight="bold" style:font-weight-asian="bold" fo:font-size="9pt" style:font-size-asian="9pt" style:font-size-complex="9pt"/>
    </style:style>
    <style:style style:name="T59" style:parent-style-name="VarsayılanParagrafYazıTipi" style:family="text">
      <style:text-properties fo:font-size="8pt" style:font-size-asian="8pt" style:font-size-complex="8pt" style:language-asian="tr" style:country-asian="TR"/>
    </style:style>
    <style:style style:name="P60" style:parent-style-name="Normal" style:family="paragraph">
      <style:paragraph-properties fo:text-align="center"/>
    </style:style>
    <style:style style:name="T61" style:parent-style-name="VarsayılanParagrafYazıTipi" style:family="text">
      <style:text-properties fo:font-size="8pt" style:font-size-asian="8pt" style:font-size-complex="8pt" style:language-asian="tr" style:country-asian="TR"/>
    </style:style>
    <style:style style:name="T62" style:parent-style-name="VarsayılanParagrafYazıTipi" style:family="text">
      <style:text-properties fo:font-size="8pt" style:font-size-asian="8pt" style:font-size-complex="8pt" style:language-asian="tr" style:country-asian="TR"/>
    </style:style>
    <style:style style:name="T63" style:parent-style-name="VarsayılanParagrafYazıTipi" style:family="text">
      <style:text-properties fo:font-size="8pt" style:font-size-asian="8pt" style:font-size-complex="8pt" style:language-asian="tr" style:country-asian="TR"/>
    </style:style>
    <style:style style:name="T64" style:parent-style-name="VarsayılanParagrafYazıTipi" style:family="text">
      <style:text-properties fo:font-size="8pt" style:font-size-asian="8pt" style:font-size-complex="8pt" style:language-asian="tr" style:country-asian="TR"/>
    </style:style>
    <style:style style:name="T65" style:parent-style-name="VarsayılanParagrafYazıTipi" style:family="text">
      <style:text-properties fo:font-size="8pt" style:font-size-asian="8pt" style:font-size-complex="8pt" style:language-asian="tr" style:country-asian="TR"/>
    </style:style>
    <style:style style:name="T66" style:parent-style-name="VarsayılanParagrafYazıTipi" style:family="text">
      <style:text-properties fo:font-size="8pt" style:font-size-asian="8pt" style:font-size-complex="8pt" style:language-asian="tr" style:country-asian="TR"/>
    </style:style>
    <style:style style:name="P67" style:parent-style-name="Normal" style:family="paragraph">
      <style:paragraph-properties fo:text-align="center"/>
      <style:text-properties fo:font-size="9pt" style:font-size-asian="9pt" style:font-size-complex="9pt"/>
    </style:style>
    <style:style style:name="T68" style:parent-style-name="VarsayılanParagrafYazıTipi" style:family="text">
      <style:text-properties fo:font-size="8pt" style:font-size-asian="8pt" style:font-size-complex="8pt" style:language-asian="tr" style:country-asian="TR"/>
    </style:style>
    <style:style style:name="T69" style:parent-style-name="VarsayılanParagrafYazıTipi" style:family="text">
      <style:text-properties fo:font-size="8pt" style:font-size-asian="8pt" style:font-size-complex="8pt" style:language-asian="tr" style:country-asian="TR"/>
    </style:style>
    <style:style style:name="P70" style:parent-style-name="Normal" style:family="paragraph">
      <style:paragraph-properties fo:text-align="center"/>
      <style:text-properties fo:font-size="9pt" style:font-size-asian="9pt" style:font-size-complex="9pt"/>
    </style:style>
    <style:style style:name="T71" style:parent-style-name="VarsayılanParagrafYazıTipi" style:family="text">
      <style:text-properties fo:font-size="8pt" style:font-size-asian="8pt" style:font-size-complex="8pt" style:language-asian="tr" style:country-asian="TR"/>
    </style:style>
    <style:style style:name="T72" style:parent-style-name="VarsayılanParagrafYazıTipi" style:family="text">
      <style:text-properties fo:font-size="8pt" style:font-size-asian="8pt" style:font-size-complex="8pt" style:language-asian="tr" style:country-asian="TR"/>
    </style:style>
    <style:style style:name="T73" style:parent-style-name="VarsayılanParagrafYazıTipi" style:family="text">
      <style:text-properties fo:font-size="8pt" style:font-size-asian="8pt" style:font-size-complex="8pt" style:language-asian="tr" style:country-asian="TR"/>
    </style:style>
    <style:style style:name="T74" style:parent-style-name="VarsayılanParagrafYazıTipi" style:family="text">
      <style:text-properties fo:font-size="8pt" style:font-size-asian="8pt" style:font-size-complex="8pt" style:language-asian="tr" style:country-asian="TR"/>
    </style:style>
    <style:style style:name="T75" style:parent-style-name="VarsayılanParagrafYazıTipi" style:family="text">
      <style:text-properties fo:font-size="8pt" style:font-size-asian="8pt" style:font-size-complex="8pt" style:language-asian="tr" style:country-asian="TR"/>
    </style:style>
    <style:style style:name="T76" style:parent-style-name="VarsayılanParagrafYazıTipi" style:family="text">
      <style:text-properties fo:font-size="8pt" style:font-size-asian="8pt" style:font-size-complex="8pt" style:language-asian="tr" style:country-asian="TR"/>
    </style:style>
    <style:style style:name="P77" style:parent-style-name="Normal" style:family="paragraph">
      <style:paragraph-properties fo:text-align="center"/>
      <style:text-properties fo:font-size="9pt" style:font-size-asian="9pt" style:font-size-complex="9pt"/>
    </style:style>
    <style:style style:name="T78" style:parent-style-name="VarsayılanParagrafYazıTipi" style:family="text">
      <style:text-properties fo:font-size="8pt" style:font-size-asian="8pt" style:font-size-complex="8pt" style:language-asian="tr" style:country-asian="TR"/>
    </style:style>
    <style:style style:name="T79" style:parent-style-name="VarsayılanParagrafYazıTipi" style:family="text">
      <style:text-properties fo:font-size="8pt" style:font-size-asian="8pt" style:font-size-complex="8pt" style:language-asian="tr" style:country-asian="TR"/>
    </style:style>
    <style:style style:name="T80" style:parent-style-name="VarsayılanParagrafYazıTipi" style:family="text">
      <style:text-properties fo:font-size="8pt" style:font-size-asian="8pt" style:font-size-complex="8pt" style:language-asian="tr" style:country-asian="TR"/>
    </style:style>
    <style:style style:name="P81" style:parent-style-name="Normal" style:family="paragraph">
      <style:paragraph-properties fo:text-align="center"/>
    </style:style>
    <style:style style:name="T82" style:parent-style-name="VarsayılanParagrafYazıTipi" style:family="text">
      <style:text-properties fo:font-size="8pt" style:font-size-asian="8pt" style:font-size-complex="8pt" style:language-asian="tr" style:country-asian="TR"/>
    </style:style>
    <style:style style:name="P83" style:parent-style-name="Normal" style:family="paragraph">
      <style:paragraph-properties fo:text-align="center"/>
      <style:text-properties fo:font-size="8pt" style:font-size-asian="8pt" style:font-size-complex="8pt"/>
    </style:style>
    <style:style style:name="P84" style:parent-style-name="Normal" style:family="paragraph">
      <style:paragraph-properties fo:text-align="center"/>
    </style:style>
    <style:style style:name="T85" style:parent-style-name="VarsayılanParagrafYazıTipi" style:family="text">
      <style:text-properties fo:font-size="8pt" style:font-size-asian="8pt" style:font-size-complex="8pt" style:language-asian="tr" style:country-asian="TR"/>
    </style:style>
    <style:style style:name="T86" style:parent-style-name="VarsayılanParagrafYazıTipi" style:family="text">
      <style:text-properties fo:font-size="8pt" style:font-size-asian="8pt" style:font-size-complex="8pt" style:language-asian="tr" style:country-asian="TR"/>
    </style:style>
    <style:style style:name="T87" style:parent-style-name="VarsayılanParagrafYazıTipi" style:family="text">
      <style:text-properties fo:font-size="8pt" style:font-size-asian="8pt" style:font-size-complex="8pt" style:language-asian="tr" style:country-asian="TR"/>
    </style:style>
    <style:style style:name="T88" style:parent-style-name="VarsayılanParagrafYazıTipi" style:family="text">
      <style:text-properties fo:font-size="8pt" style:font-size-asian="8pt" style:font-size-complex="8pt" style:language-asian="tr" style:country-asian="TR"/>
    </style:style>
    <style:style style:name="T89" style:parent-style-name="VarsayılanParagrafYazıTipi" style:family="text">
      <style:text-properties fo:font-size="8pt" style:font-size-asian="8pt" style:font-size-complex="8pt" style:language-asian="tr" style:country-asian="TR"/>
    </style:style>
    <style:style style:name="T90" style:parent-style-name="VarsayılanParagrafYazıTipi" style:family="text">
      <style:text-properties fo:font-size="8pt" style:font-size-asian="8pt" style:font-size-complex="8pt" style:language-asian="tr" style:country-asian="TR"/>
    </style:style>
    <style:style style:name="P91" style:parent-style-name="Normal" style:family="paragraph">
      <style:paragraph-properties fo:text-align="center"/>
      <style:text-properties fo:font-size="9pt" style:font-size-asian="9pt" style:font-size-complex="9pt"/>
    </style:style>
    <style:style style:name="T92" style:parent-style-name="VarsayılanParagrafYazıTipi" style:family="text">
      <style:text-properties fo:font-size="8pt" style:font-size-asian="8pt" style:font-size-complex="8pt" style:language-asian="tr" style:country-asian="TR"/>
    </style:style>
    <style:style style:name="T93" style:parent-style-name="VarsayılanParagrafYazıTipi" style:family="text">
      <style:text-properties fo:font-size="8pt" style:font-size-asian="8pt" style:font-size-complex="8pt" style:language-asian="tr" style:country-asian="TR"/>
    </style:style>
    <style:style style:name="P94" style:parent-style-name="Normal" style:family="paragraph">
      <style:paragraph-properties fo:text-align="center"/>
      <style:text-properties fo:font-size="9pt" style:font-size-asian="9pt" style:font-size-complex="9pt"/>
    </style:style>
    <style:style style:name="T95" style:parent-style-name="VarsayılanParagrafYazıTipi" style:family="text">
      <style:text-properties fo:font-size="8pt" style:font-size-asian="8pt" style:font-size-complex="8pt"/>
    </style:style>
    <style:style style:name="T96" style:parent-style-name="VarsayılanParagrafYazıTipi" style:family="text">
      <style:text-properties fo:font-size="8pt" style:font-size-asian="8pt" style:font-size-complex="8pt" style:language-asian="tr" style:country-asian="TR"/>
    </style:style>
    <style:style style:name="T97" style:parent-style-name="VarsayılanParagrafYazıTipi" style:family="text">
      <style:text-properties fo:font-size="8pt" style:font-size-asian="8pt" style:font-size-complex="8pt"/>
    </style:style>
    <style:style style:name="T98" style:parent-style-name="VarsayılanParagrafYazıTipi" style:family="text">
      <style:text-properties fo:font-size="8pt" style:font-size-asian="8pt" style:font-size-complex="8pt" style:language-asian="tr" style:country-asian="TR"/>
    </style:style>
    <style:style style:name="T99" style:parent-style-name="VarsayılanParagrafYazıTipi" style:family="text">
      <style:text-properties fo:font-size="8pt" style:font-size-asian="8pt" style:font-size-complex="8pt" style:language-asian="tr" style:country-asian="TR"/>
    </style:style>
    <style:style style:name="T100" style:parent-style-name="VarsayılanParagrafYazıTipi" style:family="text">
      <style:text-properties fo:font-size="8pt" style:font-size-asian="8pt" style:font-size-complex="8pt" style:language-asian="tr" style:country-asian="TR"/>
    </style:style>
    <style:style style:name="T101" style:parent-style-name="VarsayılanParagrafYazıTipi" style:family="text">
      <style:text-properties fo:font-size="8pt" style:font-size-asian="8pt" style:font-size-complex="8pt"/>
    </style:style>
    <style:style style:name="T102" style:parent-style-name="VarsayılanParagrafYazıTipi" style:family="text">
      <style:text-properties fo:font-size="8pt" style:font-size-asian="8pt" style:font-size-complex="8pt"/>
    </style:style>
    <style:style style:name="T103" style:parent-style-name="VarsayılanParagrafYazıTipi" style:family="text">
      <style:text-properties fo:font-size="8pt" style:font-size-asian="8pt" style:font-size-complex="8pt"/>
    </style:style>
    <style:style style:name="T104" style:parent-style-name="VarsayılanParagrafYazıTipi" style:family="text">
      <style:text-properties fo:font-size="8pt" style:font-size-asian="8pt" style:font-size-complex="8pt"/>
    </style:style>
    <style:style style:name="T105" style:parent-style-name="VarsayılanParagrafYazıTipi" style:family="text">
      <style:text-properties fo:font-size="8pt" style:font-size-asian="8pt" style:font-size-complex="8pt"/>
    </style:style>
    <style:style style:name="T106" style:parent-style-name="VarsayılanParagrafYazıTipi" style:family="text">
      <style:text-properties fo:font-size="8pt" style:font-size-asian="8pt" style:font-size-complex="8pt"/>
    </style:style>
    <style:style style:name="T107" style:parent-style-name="VarsayılanParagrafYazıTipi" style:family="text">
      <style:text-properties fo:font-size="8pt" style:font-size-asian="8pt" style:font-size-complex="8pt"/>
    </style:style>
    <style:style style:name="T108" style:parent-style-name="VarsayılanParagrafYazıTipi" style:family="text">
      <style:text-properties fo:font-size="8pt" style:font-size-asian="8pt" style:font-size-complex="8pt"/>
    </style:style>
    <style:style style:name="T109" style:parent-style-name="VarsayılanParagrafYazıTipi" style:family="text">
      <style:text-properties fo:font-size="8pt" style:font-size-asian="8pt" style:font-size-complex="8pt"/>
    </style:style>
    <style:style style:name="T110" style:parent-style-name="VarsayılanParagrafYazıTipi" style:family="text">
      <style:text-properties fo:font-size="8pt" style:font-size-asian="8pt" style:font-size-complex="8pt"/>
    </style:style>
    <style:style style:name="T111" style:parent-style-name="VarsayılanParagrafYazıTipi" style:family="text">
      <style:text-properties fo:font-size="8pt" style:font-size-asian="8pt" style:font-size-complex="8pt"/>
    </style:style>
    <style:style style:name="T112" style:parent-style-name="VarsayılanParagrafYazıTipi" style:family="text">
      <style:text-properties fo:font-size="8pt" style:font-size-asian="8pt" style:font-size-complex="8pt"/>
    </style:style>
    <style:style style:name="T113" style:parent-style-name="VarsayılanParagrafYazıTipi" style:family="text">
      <style:text-properties fo:font-size="8pt" style:font-size-asian="8pt" style:font-size-complex="8pt"/>
    </style:style>
    <style:style style:name="T114" style:parent-style-name="VarsayılanParagrafYazıTipi" style:family="text">
      <style:text-properties fo:font-size="8pt" style:font-size-asian="8pt" style:font-size-complex="8pt"/>
    </style:style>
    <style:style style:name="T115" style:parent-style-name="VarsayılanParagrafYazıTipi" style:family="text">
      <style:text-properties fo:font-size="8pt" style:font-size-asian="8pt" style:font-size-complex="8pt"/>
    </style:style>
    <style:style style:name="T116" style:parent-style-name="VarsayılanParagrafYazıTipi" style:family="text">
      <style:text-properties fo:font-size="8pt" style:font-size-asian="8pt" style:font-size-complex="8pt"/>
    </style:style>
    <style:style style:name="T117" style:parent-style-name="VarsayılanParagrafYazıTipi" style:family="text">
      <style:text-properties fo:font-size="8pt" style:font-size-asian="8pt" style:font-size-complex="8pt"/>
    </style:style>
    <style:style style:name="T118" style:parent-style-name="VarsayılanParagrafYazıTipi" style:family="text">
      <style:text-properties fo:font-size="8pt" style:font-size-asian="8pt" style:font-size-complex="8pt"/>
    </style:style>
    <style:style style:name="T119" style:parent-style-name="VarsayılanParagrafYazıTipi" style:family="text">
      <style:text-properties fo:font-size="8pt" style:font-size-asian="8pt" style:font-size-complex="8pt"/>
    </style:style>
    <style:style style:name="T120" style:parent-style-name="VarsayılanParagrafYazıTipi" style:family="text">
      <style:text-properties fo:font-size="8pt" style:font-size-asian="8pt" style:font-size-complex="8pt"/>
    </style:style>
    <style:style style:name="T121" style:parent-style-name="VarsayılanParagrafYazıTipi" style:family="text">
      <style:text-properties fo:font-size="8pt" style:font-size-asian="8pt" style:font-size-complex="8pt"/>
    </style:style>
    <style:style style:name="T122" style:parent-style-name="VarsayılanParagrafYazıTipi" style:family="text">
      <style:text-properties fo:font-size="8pt" style:font-size-asian="8pt" style:font-size-complex="8pt"/>
    </style:style>
    <style:style style:name="T123" style:parent-style-name="VarsayılanParagrafYazıTipi" style:family="text">
      <style:text-properties fo:font-size="8pt" style:font-size-asian="8pt" style:font-size-complex="8pt"/>
    </style:style>
    <style:style style:name="T124" style:parent-style-name="VarsayılanParagrafYazıTipi" style:family="text">
      <style:text-properties fo:font-size="8pt" style:font-size-asian="8pt" style:font-size-complex="8pt"/>
    </style:style>
    <style:style style:name="T125" style:parent-style-name="VarsayılanParagrafYazıTipi" style:family="text">
      <style:text-properties fo:font-size="8pt" style:font-size-asian="8pt" style:font-size-complex="8pt"/>
    </style:style>
    <style:style style:name="T126" style:parent-style-name="VarsayılanParagrafYazıTipi" style:family="text">
      <style:text-properties fo:font-size="8pt" style:font-size-asian="8pt" style:font-size-complex="8pt"/>
    </style:style>
    <style:style style:name="T127" style:parent-style-name="VarsayılanParagrafYazıTipi" style:family="text">
      <style:text-properties fo:font-size="8pt" style:font-size-asian="8pt" style:font-size-complex="8pt"/>
    </style:style>
    <style:style style:name="T128" style:parent-style-name="VarsayılanParagrafYazıTipi" style:family="text">
      <style:text-properties fo:font-size="8pt" style:font-size-asian="8pt" style:font-size-complex="8pt"/>
    </style:style>
    <style:style style:name="T129" style:parent-style-name="VarsayılanParagrafYazıTipi" style:family="text">
      <style:text-properties fo:font-size="8pt" style:font-size-asian="8pt" style:font-size-complex="8pt"/>
    </style:style>
    <style:style style:name="T130" style:parent-style-name="VarsayılanParagrafYazıTipi" style:family="text">
      <style:text-properties fo:font-size="8pt" style:font-size-asian="8pt" style:font-size-complex="8pt"/>
    </style:style>
    <style:style style:name="T131" style:parent-style-name="VarsayılanParagrafYazıTipi" style:family="text">
      <style:text-properties fo:font-size="8pt" style:font-size-asian="8pt" style:font-size-complex="8pt"/>
    </style:style>
    <style:style style:name="T132" style:parent-style-name="VarsayılanParagrafYazıTipi" style:family="text">
      <style:text-properties fo:font-size="8pt" style:font-size-asian="8pt" style:font-size-complex="8pt"/>
    </style:style>
    <style:style style:name="T133" style:parent-style-name="VarsayılanParagrafYazıTipi" style:family="text">
      <style:text-properties fo:font-size="8pt" style:font-size-asian="8pt" style:font-size-complex="8pt"/>
    </style:style>
    <style:style style:name="T134" style:parent-style-name="VarsayılanParagrafYazıTipi" style:family="text">
      <style:text-properties fo:font-size="8pt" style:font-size-asian="8pt" style:font-size-complex="8pt"/>
    </style:style>
    <style:style style:name="T135" style:parent-style-name="VarsayılanParagrafYazıTipi" style:family="text">
      <style:text-properties fo:font-size="8pt" style:font-size-asian="8pt" style:font-size-complex="8pt"/>
    </style:style>
    <style:style style:name="T136" style:parent-style-name="VarsayılanParagrafYazıTipi" style:family="text">
      <style:text-properties fo:font-size="8pt" style:font-size-asian="8pt" style:font-size-complex="8pt"/>
    </style:style>
    <style:style style:family="graphic" style:name="a86">
      <style:graphic-properties/>
    </style:style>
    <style:style style:family="graphic" style:name="a8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paragraph" style:name="a50">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paragraph" style:name="a52">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05in" fo:padding-right="0.05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07903in" fo:padding-left="0.06322in" fo:padding-right="0.06322in" draw:textarea-vertical-align="middle" draw:textarea-horizontal-align="center" draw:fill="solid" draw:fill-color="#b2c1db" draw:opacity="100%" draw:stroke="none" draw:auto-grow-width="false" draw:auto-grow-height="false"/>
      <style:paragraph-properties style:font-independent-line-spacing="false" style:writing-mode="lr-tb"/>
    </style:style>
    <style:style style:family="graphic" style:name="a20">
      <style:graphic-properties style:wrap="run-through" style:run-through="foreground" draw:fill="none" draw:stroke="solid" svg:stroke-width="0.01042in" svg:stroke-color="#4a7ebb" draw:marker-end="a19" svg:stroke-opacity="100%" style:horizontal-rel="page-content" style:vertical-rel="paragraph" style:horizontal-pos="left" style:vertical-pos="from-top"/>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1042in" svg:stroke-color="#4a7ebb" draw:marker-end="a23" svg:stroke-opacity="100%" style:horizontal-rel="paragraph" style:vertical-rel="paragraph" style:horizontal-pos="from-left" style:vertical-pos="from-top"/>
    </style:style>
    <style:style style:family="graphic" style:name="a26">
      <style:graphic-properties style:wrap="run-through" style:run-through="foreground" draw:fill="none" draw:stroke="solid" svg:stroke-width="0.01042in" svg:stroke-color="#4a7ebb" draw:marker-end="a25" svg:stroke-opacity="100%" style:horizontal-rel="paragraph" style:vertical-rel="paragraph" style:horizontal-pos="from-left" style:vertical-pos="from-top"/>
    </style:style>
    <style:style style:family="graphic" style:name="a28">
      <style:graphic-properties style:wrap="run-through" style:run-through="foreground" draw:fill="none" draw:stroke="solid" svg:stroke-width="0.01042in" svg:stroke-color="#4a7ebb" draw:marker-end="a27" svg:stroke-opacity="100%" style:horizontal-rel="page" style:vertical-rel="page" style:horizontal-pos="from-left" style:vertical-pos="from-top"/>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paragraph" style:name="a60">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26121in" fo:padding-bottom="0.26121in" fo:padding-left="0.65417in" fo:padding-right="0.65417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08505in" fo:padding-left="0.06322in" fo:padding-right="0.06322in" draw:textarea-vertical-align="middle" draw:textarea-horizontal-align="center" draw:fill="solid" draw:fill-color="#b2c1db" draw:opacity="100%" draw:stroke="none" draw:auto-grow-width="false" draw:auto-grow-height="false"/>
      <style:paragraph-properties style:font-independent-line-spacing="fals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style:wrap="run-through" style:run-through="foreground" draw:fill="none" draw:stroke="solid" svg:stroke-width="0.01042in" svg:stroke-color="#4a7ebb" draw:marker-end="a1" svg:stroke-opacity="100%" style:horizontal-rel="paragraph" style:vertical-rel="paragraph" style:horizontal-pos="from-left" style:vertical-pos="from-top"/>
    </style:style>
    <style:style style:family="graphic" style:name="a67">
      <style:graphic-properties fo:wrap-option="wrap" fo:padding-top="0.05in" fo:padding-bottom="0.05in" fo:padding-left="0.05in" fo:padding-right="0.05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graphic" style:name="a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paragraph" style:name="a6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4a7ebb" draw:marker-end="a32" svg:stroke-opacity="100%"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solid" draw:fill-color="#95b3d7" draw:opacity="100%" draw:stroke="none" style:horizontal-rel="paragraph" style:vertical-rel="paragraph" style:horizontal-pos="from-left" style:vertical-pos="from-top"/>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paragraph" style:name="a36">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15286in" fo:padding-bottom="0.15286in" fo:padding-left="0.17155in" fo:padding-right="0.17155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in" fo:padding-bottom="0.073in" fo:padding-left="0.06322in" fo:padding-right="0.06322in" draw:textarea-vertical-align="middle" draw:textarea-horizontal-align="center" draw:fill="solid" draw:fill-color="#b2c1db" draw:opacity="100%" draw:stroke="none" draw:auto-grow-width="false" draw:auto-grow-height="false"/>
      <style:paragraph-properties style:font-independent-line-spacing="fals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56581in" fo:padding-right="0.56581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in" fo:padding-bottom="0.07903in" fo:padding-left="0.06322in" fo:padding-right="0.06322in" draw:textarea-vertical-align="middle" draw:textarea-horizontal-align="center" draw:fill="solid" draw:fill-color="#b2c1db" draw:opacity="100%" draw:stroke="none"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in" fo:padding-bottom="0.07903in" fo:padding-left="0.06322in" fo:padding-right="0.06322in" draw:textarea-vertical-align="middle" draw:textarea-horizontal-align="center" draw:fill="solid" draw:fill-color="#b2c1db" draw:opacity="100%" draw:stroke="none" draw:auto-grow-width="false" draw:auto-grow-height="false"/>
      <style:paragraph-properties style:font-independent-line-spacing="false" style:writing-mode="lr-tb"/>
    </style:style>
    <style:style style:family="paragraph" style:name="a78">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27925in" fo:padding-bottom="0.27925in" fo:padding-left="0.69477in" fo:padding-right="0.69477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paragraph" style:name="a42">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12847in" fo:padding-bottom="0.12847in" fo:padding-left="0.33809in" fo:padding-right="0.33809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style:wrap="run-through" style:run-through="foreground" draw:fill="solid" draw:fill-color="#95b3d7" draw:opacity="100%" draw:stroke="none" style:horizontal-rel="paragraph" style:vertical-rel="paragraph" style:horizontal-pos="from-left" style:vertical-pos="from-top"/>
    </style:style>
    <style:style style:family="graphic" style:name="a48">
      <style:graphic-properties fo:wrap-option="wrap" fo:padding-top="0in" fo:padding-bottom="0.07903in" fo:padding-left="0.06322in" fo:padding-right="0.06322in" draw:textarea-vertical-align="middle" draw:textarea-horizontal-align="center" draw:fill="solid" draw:fill-color="#b2c1db" draw:opacity="100%" draw:stroke="none" draw:auto-grow-width="false" draw:auto-grow-height="false"/>
      <style:paragraph-properties style:font-independent-line-spacing="fals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
      <style:graphic-properties style:wrap="run-through" style:run-through="foreground" draw:fill="none" draw:stroke="solid" svg:stroke-width="0.01042in" svg:stroke-color="#4a7ebb" draw:marker-end="a11"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style:wrap="run-through" style:run-through="foreground" draw:fill="none" draw:stroke="solid" svg:stroke-width="0.01042in" svg:stroke-color="#4a7ebb" draw:marker-end="a17" svg:stroke-opacity="100%" style:horizontal-rel="paragraph" style:vertical-rel="paragraph" style:horizontal-pos="from-left" style:vertical-pos="from-top"/>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in" fo:padding-bottom="0.07903in" fo:padding-left="0.06322in" fo:padding-right="0.06322in" draw:textarea-vertical-align="middle" draw:textarea-horizontal-align="center" draw:fill="solid" draw:fill-color="#b2c1db" draw:opacity="100%" draw:stroke="none" draw:auto-grow-width="false" draw:auto-grow-height="false"/>
      <style:paragraph-properties style:font-independent-line-spacing="fals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05in" fo:padding-right="0.05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office:automatic-styles>
  <office:body>
    <office:text text:use-soft-page-breaks="true">
      <text:p text:style-name="P1">TÜRKİYECUMHURİYETİ</text:p>
      <text:p text:style-name="P2">KARADENİZ TEKNİK ÜNİVERSİTESİ</text:p>
      <text:p text:style-name="P3">MÜHENDİSLİK FAKÜLTESİ</text:p>
      <text:p text:style-name="P4">BİLGİSAYAR MÜHENDİSLİĞİ</text:p>
      <text:p text:style-name="P5"/>
      <text:p text:style-name="P6">MİKROİŞLEMCİLER ÖDEV RAPORU</text:p>
      <text:p text:style-name="P7"><text:tab/><text:tab/><text:tab/><text:tab/><text:tab/></text:p>
      <text:p text:style-name="P8"/>
      <text:p text:style-name="P9">HAZIRLAYANLAR:</text:p>
      <text:p text:style-name="P10"><text:tab/><text:tab/><text:tab/><text:tab/>348266 Yusuf KOÇ</text:p>
      <text:p text:style-name="Normal"><text:span text:style-name="T11"><text:tab/></text:span><text:span text:style-name="T12"><text:tab/></text:span><text:span text:style-name="T13"><text:tab/></text:span><text:span text:style-name="T14"><text:tab/></text:span><text:span text:style-name="T15">348284 Reşat KARAKAYA</text:span></text:p>
      <text:p text:style-name="P16"><text:tab/><text:tab/><text:tab/><text:tab/>348315<text:s/>Fatma Betül AKSU</text:p>
      <text:p text:style-name="P17"/>
      <text:p text:style-name="P18"/>
      <text:p text:style-name="P19"/>
      <text:p text:style-name="P20"/>
      <text:p text:style-name="Normal"><text:span text:style-name="T21"><text:tab/></text:span><text:span text:style-name="T22"><text:tab/></text:span><text:span text:style-name="T23"><text:tab/></text:span><text:span text:style-name="T24"><text:tab/></text:span><text:span text:style-name="T25">DANIŞMAN:</text:span></text:p>
      <text:p text:style-name="P26"><text:tab/><text:tab/><text:tab/><text:tab/>Prof. MUSTAFA ULUTAŞ</text:p>
      <text:p text:style-name="P27"/>
      <text:p text:style-name="P28"/>
      <text:p text:style-name="P29"/>
      <text:p text:style-name="P30"/>
      <text:p text:style-name="P31"/>
      <text:p text:style-name="P32"/>
      <text:p text:style-name="Normal"><text:span text:style-name="T33"><text:tab/></text:span><text:span text:style-name="T34"><text:tab/></text:span><text:span text:style-name="T35"><text:tab/></text:span><text:span text:style-name="T36"><text:tab/></text:span><text:span text:style-name="T37"><text:s text:c="5"/></text:span><text:span text:style-name="T38">TRABZON 2019</text:span></text:p>
      <text:soft-page-break/>
      <text:p text:style-name="P39">Konu:</text:p>
      <text:p text:style-name="P40">Bir txt dosyası <text:s/>icerisinde var olan bır strıng ve o strıng ıcerısınde var olan heceyi içermektedir.Bizden istenen o hecenin string içerisinde kaçıncı sıradan itibaren bulunduğunu hesaplayan algoritma oluşturulması ve ekrana çıktı olarak verilmesi isteniyor.</text:p>
      <text:p text:style-name="P41"/>
      <text:p text:style-name="P42"/>
      <text:p text:style-name="P43">Karmaşıklık:<text:tab/></text:p>
      <text:p text:style-name="Normal"><text:span text:style-name="T44"><text:tab/>[O(1)+O(1)]+[O(n)+O(n^2)]=</text:span><text:span text:style-name="T45">O(n^2)</text:span></text:p>
      <text:p text:style-name="P46"/>
      <text:p text:style-name="P47"/>
      <text:p text:style-name="P48"/>
      <text:p text:style-name="P49"/>
      <text:p text:style-name="Normal"><text:span text:style-name="T50">S</text:span><text:span text:style-name="T51">onuç</text:span><text:span text:style-name="T52">:</text:span></text:p>
      <text:p text:style-name="P53">Örnek olarak bizim stringimizin ‘ComputEr Engineering’ olduğunu varsayalım.Aranan hecemizin ise ‘er’ olduğunu düşünelim.Bizim geliştirmiş olduğumuz algoritmada ‘er’ hecesini bir bütün olarak stringimizin içinde döndürdük.’C’ ve ‘e’ yi karşılaştırdık ve eşit olmadığını gördük ve aynen bu şekilde devam ettik.Eşit olduğu kısma bulmaya gelince, ‘Engineering’ teki ‘e’ ve ‘r’ hecelerinin stringle eş olduğunu gördük ve döngüden çıktık. ‘e’ nin olduğu sırayı ekrana vererek sonucu bulmuş olduk.</text:p>
      <text:p text:style-name="P54"/>
      <text:p text:style-name="P55"/>
      <text:p text:style-name="P56"/>
      <text:p text:style-name="P57"/>
      <text:p text:style-name="P58"/>
      <text:soft-page-break/>
      <text:p text:style-name="Normal"><text:span text:style-name="T59"><draw:custom-shape svg:x="5.13403in" svg:y="5.94653in" svg:width="1.45139in" svg:height="0.51389in" draw:z-index="251688960" draw:id="id0" draw:style-name="a0" draw:name="Akış Çizelgesi: Sonlandırıcı 201" text:anchor-type="paragraph"><svg:title/><svg:desc/><text:p text:style-name="P60">Bitir</text:p><draw:enhanced-geometry draw:type="non-primitive" svg:viewBox="0 0 21600 21600" draw:enhanced-path="M 3475 0 L 18125 0 A ?f59 ?f60 ?f61 ?f62 18125 0 ?f56 ?f58  W ?f63 ?f64 ?f65 ?f66 18125 0 ?f56 ?f58 L 3475 21600 A ?f102 ?f103 ?f104 ?f105 3475 21600 ?f99 ?f101  W ?f106 ?f107 ?f108 ?f109 3475 21600 ?f99 ?f101 Z N" draw:text-areas="?f16 ?f18 ?f17 ?f1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f8 * 1018 / 21600"/><draw:equation draw:name="f13" draw:formula="?f8 * 20582 / 21600"/><draw:equation draw:name="f14" draw:formula="?f7 * 3163 / 21600"/><draw:equation draw:name="f15" draw:formula="?f7 * 18437 / 21600"/><draw:equation draw:name="f16" draw:formula="?f12 / ?f10"/><draw:equation draw:name="f17" draw:formula="?f13 / ?f10"/><draw:equation draw:name="f18" draw:formula="?f14 / ?f11"/><draw:equation draw:name="f19" draw:formula="?f15 / ?f11"/><draw:equation draw:name="f20" draw:formula="21550000 - ?f1"/><draw:equation draw:name="f21" draw:formula="if(?f20, ?f1, 21550000)"/><draw:equation draw:name="f22" draw:formula="-21550000 - ?f21"/><draw:equation draw:name="f23" draw:formula="if(?f22, -21550000, ?f21)"/><draw:equation draw:name="f24" draw:formula="?f0 + ?f23"/><draw:equation draw:name="f25" draw:formula="?f0 + ?f2"/><draw:equation draw:name="f26" draw:formula="?f25 * ?f9 / ?f1"/><draw:equation draw:name="f27" draw:formula="0 - ?f26"/><draw:equation draw:name="f28" draw:formula="cos(?f27)"/><draw:equation draw:name="f29" draw:formula="0 - ?f28"/><draw:equation draw:name="f30" draw:formula="?f29 * 3475"/><draw:equation draw:name="f31" draw:formula="sin(?f27)"/><draw:equation draw:name="f32" draw:formula="0 - ?f31"/><draw:equation draw:name="f33" draw:formula="?f32 * 10800"/><draw:equation draw:name="f34" draw:formula="sqrt(?f30 * ?f30 + ?f33 * ?f33 + 0 * 0)"/><draw:equation draw:name="f35" draw:formula="3475 * 10800 / ?f34"/><draw:equation draw:name="f36" draw:formula="?f32 * ?f35"/><draw:equation draw:name="f37" draw:formula="18125 - ?f36"/><draw:equation draw:name="f38" draw:formula="?f29 * ?f35"/><draw:equation draw:name="f39" draw:formula="0 - ?f38"/><draw:equation draw:name="f40" draw:formula="?f37 - 3475"/><draw:equation draw:name="f41" draw:formula="?f39 - 10800"/><draw:equation draw:name="f42" draw:formula="?f37 + 3475"/><draw:equation draw:name="f43" draw:formula="?f39 + 10800"/><draw:equation draw:name="f44" draw:formula="?f24 + ?f2"/><draw:equation draw:name="f45" draw:formula="?f44 * ?f9 / ?f1"/><draw:equation draw:name="f46" draw:formula="0 - ?f45"/><draw:equation draw:name="f47" draw:formula="cos(?f46)"/><draw:equation draw:name="f48" draw:formula="0 - ?f47"/><draw:equation draw:name="f49" draw:formula="?f48 * 3475"/><draw:equation draw:name="f50" draw:formula="sin(?f46)"/><draw:equation draw:name="f51" draw:formula="0 - ?f50"/><draw:equation draw:name="f52" draw:formula="?f51 * 10800"/><draw:equation draw:name="f53" draw:formula="sqrt(?f49 * ?f49 + ?f52 * ?f52 + 0 * 0)"/><draw:equation draw:name="f54" draw:formula="3475 * 10800 / ?f53"/><draw:equation draw:name="f55" draw:formula="?f51 * ?f54"/><draw:equation draw:name="f56" draw:formula="?f37 + ?f55"/><draw:equation draw:name="f57" draw:formula="?f48 * ?f54"/><draw:equation draw:name="f58" draw:formula="?f39 + ?f57"/><draw:equation draw:name="f59" draw:formula="if(?f23, 18125, ?f40)"/><draw:equation draw:name="f60" draw:formula="if(?f23, 0, ?f41)"/><draw:equation draw:name="f61" draw:formula="if(?f23, 18125, ?f42)"/><draw:equation draw:name="f62" draw:formula="if(?f23, 0, ?f43)"/><draw:equation draw:name="f63" draw:formula="if(?f23, ?f40, ?f56)"/><draw:equation draw:name="f64" draw:formula="if(?f23, ?f41, ?f58)"/><draw:equation draw:name="f65" draw:formula="if(?f23, ?f42, ?f56)"/><draw:equation draw:name="f66" draw:formula="if(?f23, ?f43, ?f58)"/><draw:equation draw:name="f67" draw:formula="?f2 + ?f23"/><draw:equation draw:name="f68" draw:formula="?f2 + ?f2"/><draw:equation draw:name="f69" draw:formula="?f68 * ?f9 / ?f1"/><draw:equation draw:name="f70" draw:formula="0 - ?f69"/><draw:equation draw:name="f71" draw:formula="cos(?f70)"/><draw:equation draw:name="f72" draw:formula="0 - ?f71"/><draw:equation draw:name="f73" draw:formula="?f72 * 3475"/><draw:equation draw:name="f74" draw:formula="sin(?f70)"/><draw:equation draw:name="f75" draw:formula="0 - ?f74"/><draw:equation draw:name="f76" draw:formula="?f75 * 10800"/><draw:equation draw:name="f77" draw:formula="sqrt(?f73 * ?f73 + ?f76 * ?f76 + 0 * 0)"/><draw:equation draw:name="f78" draw:formula="3475 * 10800 / ?f77"/><draw:equation draw:name="f79" draw:formula="?f75 * ?f78"/><draw:equation draw:name="f80" draw:formula="3475 - ?f79"/><draw:equation draw:name="f81" draw:formula="?f72 * ?f78"/><draw:equation draw:name="f82" draw:formula="21600 - ?f81"/><draw:equation draw:name="f83" draw:formula="?f80 - 3475"/><draw:equation draw:name="f84" draw:formula="?f82 - 10800"/><draw:equation draw:name="f85" draw:formula="?f80 + 3475"/><draw:equation draw:name="f86" draw:formula="?f82 + 10800"/><draw:equation draw:name="f87" draw:formula="?f67 + ?f2"/><draw:equation draw:name="f88" draw:formula="?f87 * ?f9 / ?f1"/><draw:equation draw:name="f89" draw:formula="0 - ?f88"/><draw:equation draw:name="f90" draw:formula="cos(?f89)"/><draw:equation draw:name="f91" draw:formula="0 - ?f90"/><draw:equation draw:name="f92" draw:formula="?f91 * 3475"/><draw:equation draw:name="f93" draw:formula="sin(?f89)"/><draw:equation draw:name="f94" draw:formula="0 - ?f93"/><draw:equation draw:name="f95" draw:formula="?f94 * 10800"/><draw:equation draw:name="f96" draw:formula="sqrt(?f92 * ?f92 + ?f95 * ?f95 + 0 * 0)"/><draw:equation draw:name="f97" draw:formula="3475 * 10800 / ?f96"/><draw:equation draw:name="f98" draw:formula="?f94 * ?f97"/><draw:equation draw:name="f99" draw:formula="?f80 + ?f98"/><draw:equation draw:name="f100" draw:formula="?f91 * ?f97"/><draw:equation draw:name="f101" draw:formula="?f82 + ?f100"/><draw:equation draw:name="f102" draw:formula="if(?f23, 3475, ?f83)"/><draw:equation draw:name="f103" draw:formula="if(?f23, 21600, ?f84)"/><draw:equation draw:name="f104" draw:formula="if(?f23, 3475, ?f85)"/><draw:equation draw:name="f105" draw:formula="if(?f23, 21600, ?f86)"/><draw:equation draw:name="f106" draw:formula="if(?f23, ?f83, ?f99)"/><draw:equation draw:name="f107" draw:formula="if(?f23, ?f84, ?f101)"/><draw:equation draw:name="f108" draw:formula="if(?f23, ?f85, ?f99)"/><draw:equation draw:name="f109" draw:formula="if(?f23, ?f86, ?f101)"/></draw:enhanced-geometry></draw:custom-shape></text:span><text:span text:style-name="T61"><draw:connector draw:type="line" svg:x1="5.85625in" svg:y1="5.69653in" svg:x2="5.85625in" svg:y2="5.93958in" draw:z-index="251687936" draw:id="id1" draw:style-name="a2" draw:name="Düz Ok Bağlayıcısı 199" text:anchor-type="paragraph"><svg:title/><svg:desc/></draw:connector></text:span><text:span text:style-name="T62"><draw:connector draw:type="line" svg:x1="5.09931in" svg:y1="5.69653in" svg:x2="6.51597in" svg:y2="5.69653in" draw:z-index="251686912" draw:id="id2" draw:style-name="a3" draw:name="Düz Bağlayıcı 198" text:anchor-type="paragraph"><svg:title/><svg:desc/></draw:connector></text:span><text:span text:style-name="T63"><draw:connector draw:type="line" svg:x1="6.51597in" svg:y1="5.32153in" svg:x2="6.51597in" svg:y2="5.70347in" draw:z-index="251685888" draw:id="id3" draw:style-name="a4" draw:name="Düz Bağlayıcı 197" text:anchor-type="paragraph"><svg:title/><svg:desc/></draw:connector></text:span><text:span text:style-name="T64"><draw:connector draw:type="line" svg:x1="5.08542in" svg:y1="5.33542in" svg:x2="5.09236in" svg:y2="5.70347in" draw:z-index="251684864" draw:id="id4" draw:style-name="a5" draw:name="Düz Bağlayıcı 195" text:anchor-type="paragraph"><svg:title/><svg:desc/></draw:connector></text:span><text:span text:style-name="T65"><draw:connector draw:type="line" svg:x1="4.85625in" svg:y1="8.81458in" svg:x2="4.84931in" svg:y2="8.47431in" draw:z-index="251683840" draw:id="id5" draw:style-name="a6" draw:name="Düz Bağlayıcı 194" text:anchor-type="paragraph"><svg:title/><svg:desc/></draw:connector></text:span><text:span text:style-name="T66"><draw:custom-shape svg:x="3.69653in" svg:y="7.81458in" svg:width="2.25in" svg:height="0.67361in" draw:z-index="251676672" draw:id="id6" draw:style-name="a7" draw:name="Dikdörtgen 23" text:anchor-type="paragraph"><svg:title/><svg:desc/><text:p text:style-name="P67">bulundu=1</text:p><draw:enhanced-geometry draw:type="non-primitive" svg:viewBox="0 0 21600 21600" draw:enhanced-path="M 0 0 L 21600 0 21600 21600 0 21600 Z N"/></draw:custom-shape></text:span><text:span text:style-name="T68"><draw:custom-shape svg:x="4.52986in" svg:y="7.48819in" svg:width="0.33333in" svg:height="0.29167in" draw:z-index="251675648" draw:id="id7" draw:style-name="a8" draw:name="Ok: Aşağı 22"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080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69"><draw:custom-shape svg:x="3.56458in" svg:y="6.62708in" svg:width="2.25in" svg:height="0.81944in" draw:z-index="251673600" draw:id="id8" draw:style-name="a9" draw:name="Elmas 17" text:anchor-type="paragraph"><svg:title/><svg:desc/><text:p text:style-name="P70">j+1==istenenHeceUzunluk</text:p><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71"><draw:custom-shape svg:width="0.54722in" svg:height="1.11111in" draw:z-index="251674624" draw:id="id9" draw:style-name="a10" draw:transform="translate(-0.27361in -0.55556in) rotate(-1.5708) translate(4.05729in 6.06771in)" draw:name="Ok: Bükülü 21" text:anchor-type="paragraph"><svg:title/><svg:desc/><draw:enhanced-geometry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50000 437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f9 * ?f12 / 100000"/><draw:equation draw:name="f15" draw:formula="?f9 * ?f11 / 100000"/><draw:equation draw:name="f16" draw:formula="?f14 / 2"/><draw:equation draw:name="f17" draw:formula="?f15 - ?f16"/><draw:equation draw:name="f18" draw:formula="?f9 * ?f13 / 100000"/><draw:equation draw:name="f19" draw:formula="?f4 - ?f18"/><draw:equation draw:name="f20" draw:formula="$3"/><draw:equation draw:name="f21" draw:formula="?f9 * ?f20 / 100000"/><draw:equation draw:name="f22" draw:formula="?f21 - ?f14"/><draw:equation draw:name="f23" draw:formula="max(?f22, 0)"/><draw:equation draw:name="f24" draw:formula="?f14 + ?f23"/><draw:equation draw:name="f25" draw:formula="?f17 + ?f14"/><draw:equation draw:name="f26" draw:formula="?f25 + ?f17"/><draw:equation draw:name="f27" draw:formula="?f17 + ?f21"/><draw:equation draw:name="f28" draw:formula="21550000 - ?f2"/><draw:equation draw:name="f29" draw:formula="if(?f28, ?f2, 21550000)"/><draw:equation draw:name="f30" draw:formula="-21550000 - ?f29"/><draw:equation draw:name="f31" draw:formula="if(?f30, -21550000, ?f29)"/><draw:equation draw:name="f32" draw:formula="?f1 + ?f31"/><draw:equation draw:name="f33" draw:formula="?f1 + ?f2"/><draw:equation draw:name="f34" draw:formula="?f33 * ?f10 / ?f1"/><draw:equation draw:name="f35" draw:formula="0 - ?f34"/><draw:equation draw:name="f36" draw:formula="cos(?f35)"/><draw:equation draw:name="f37" draw:formula="0 - ?f36"/><draw:equation draw:name="f38" draw:formula="?f37 * ?f21"/><draw:equation draw:name="f39" draw:formula="sin(?f35)"/><draw:equation draw:name="f40" draw:formula="0 - ?f39"/><draw:equation draw:name="f41" draw:formula="?f40 * ?f21"/><draw:equation draw:name="f42" draw:formula="sqrt(?f38 * ?f38 + ?f41 * ?f41 + 0 * 0)"/><draw:equation draw:name="f43" draw:formula="?f21 * ?f21 / ?f42"/><draw:equation draw:name="f44" draw:formula="?f40 * ?f43"/><draw:equation draw:name="f45" draw:formula="?f3 - ?f44"/><draw:equation draw:name="f46" draw:formula="?f37 * ?f43"/><draw:equation draw:name="f47" draw:formula="?f27 - ?f46"/><draw:equation draw:name="f48" draw:formula="?f45 - ?f21"/><draw:equation draw:name="f49" draw:formula="?f47 - ?f21"/><draw:equation draw:name="f50" draw:formula="?f45 + ?f21"/><draw:equation draw:name="f51" draw:formula="?f47 + ?f21"/><draw:equation draw:name="f52" draw:formula="?f32 + ?f2"/><draw:equation draw:name="f53" draw:formula="?f52 * ?f10 / ?f1"/><draw:equation draw:name="f54" draw:formula="0 - ?f53"/><draw:equation draw:name="f55" draw:formula="cos(?f54)"/><draw:equation draw:name="f56" draw:formula="0 - ?f55"/><draw:equation draw:name="f57" draw:formula="?f56 * ?f21"/><draw:equation draw:name="f58" draw:formula="sin(?f54)"/><draw:equation draw:name="f59" draw:formula="0 - ?f58"/><draw:equation draw:name="f60" draw:formula="?f59 * ?f21"/><draw:equation draw:name="f61" draw:formula="sqrt(?f57 * ?f57 + ?f60 * ?f60 + 0 * 0)"/><draw:equation draw:name="f62" draw:formula="?f21 * ?f21 / ?f61"/><draw:equation draw:name="f63" draw:formula="?f59 * ?f62"/><draw:equation draw:name="f64" draw:formula="?f45 + ?f63"/><draw:equation draw:name="f65" draw:formula="?f56 * ?f62"/><draw:equation draw:name="f66" draw:formula="?f47 + ?f65"/><draw:equation draw:name="f67" draw:formula="if(?f31, ?f3, ?f48)"/><draw:equation draw:name="f68" draw:formula="if(?f31, ?f27, ?f49)"/><draw:equation draw:name="f69" draw:formula="if(?f31, ?f3, ?f50)"/><draw:equation draw:name="f70" draw:formula="if(?f31, ?f27, ?f51)"/><draw:equation draw:name="f71" draw:formula="if(?f31, ?f48, ?f64)"/><draw:equation draw:name="f72" draw:formula="if(?f31, ?f49, ?f66)"/><draw:equation draw:name="f73" draw:formula="if(?f31, ?f50, ?f64)"/><draw:equation draw:name="f74" draw:formula="if(?f31, ?f51, ?f66)"/><draw:equation draw:name="f75" draw:formula="21550000 - -5400000"/><draw:equation draw:name="f76" draw:formula="if(?f75, -5400000, 21550000)"/><draw:equation draw:name="f77" draw:formula="-21550000 - ?f76"/><draw:equation draw:name="f78" draw:formula="if(?f77, -21550000, ?f76)"/><draw:equation draw:name="f79" draw:formula="?f0 + ?f78"/><draw:equation draw:name="f80" draw:formula="?f0 + ?f2"/><draw:equation draw:name="f81" draw:formula="?f80 * ?f10 / ?f1"/><draw:equation draw:name="f82" draw:formula="0 - ?f81"/><draw:equation draw:name="f83" draw:formula="cos(?f82)"/><draw:equation draw:name="f84" draw:formula="0 - ?f83"/><draw:equation draw:name="f85" draw:formula="?f84 * ?f23"/><draw:equation draw:name="f86" draw:formula="sin(?f82)"/><draw:equation draw:name="f87" draw:formula="0 - ?f86"/><draw:equation draw:name="f88" draw:formula="?f87 * ?f23"/><draw:equation draw:name="f89" draw:formula="sqrt(?f85 * ?f85 + ?f88 * ?f88 + 0 * 0)"/><draw:equation draw:name="f90" draw:formula="?f23 * ?f23 / ?f89"/><draw:equation draw:name="f91" draw:formula="?f87 * ?f90"/><draw:equation draw:name="f92" draw:formula="?f24 - ?f91"/><draw:equation draw:name="f93" draw:formula="?f84 * ?f90"/><draw:equation draw:name="f94" draw:formula="?f25 - ?f93"/><draw:equation draw:name="f95" draw:formula="?f92 - ?f23"/><draw:equation draw:name="f96" draw:formula="?f94 - ?f23"/><draw:equation draw:name="f97" draw:formula="?f92 + ?f23"/><draw:equation draw:name="f98" draw:formula="?f94 + ?f23"/><draw:equation draw:name="f99" draw:formula="?f79 + ?f2"/><draw:equation draw:name="f100" draw:formula="?f99 * ?f10 / ?f1"/><draw:equation draw:name="f101" draw:formula="0 - ?f100"/><draw:equation draw:name="f102" draw:formula="cos(?f101)"/><draw:equation draw:name="f103" draw:formula="0 - ?f102"/><draw:equation draw:name="f104" draw:formula="?f103 * ?f23"/><draw:equation draw:name="f105" draw:formula="sin(?f101)"/><draw:equation draw:name="f106" draw:formula="0 - ?f105"/><draw:equation draw:name="f107" draw:formula="?f106 * ?f23"/><draw:equation draw:name="f108" draw:formula="sqrt(?f104 * ?f104 + ?f107 * ?f107 + 0 * 0)"/><draw:equation draw:name="f109" draw:formula="?f23 * ?f23 / ?f108"/><draw:equation draw:name="f110" draw:formula="?f106 * ?f109"/><draw:equation draw:name="f111" draw:formula="?f92 + ?f110"/><draw:equation draw:name="f112" draw:formula="?f103 * ?f109"/><draw:equation draw:name="f113" draw:formula="?f94 + ?f112"/><draw:equation draw:name="f114" draw:formula="if(?f78, ?f24, ?f95)"/><draw:equation draw:name="f115" draw:formula="if(?f78, ?f25, ?f96)"/><draw:equation draw:name="f116" draw:formula="if(?f78, ?f24, ?f97)"/><draw:equation draw:name="f117" draw:formula="if(?f78, ?f25, ?f98)"/><draw:equation draw:name="f118" draw:formula="if(?f78, ?f95, ?f111)"/><draw:equation draw:name="f119" draw:formula="if(?f78, ?f96, ?f113)"/><draw:equation draw:name="f120" draw:formula="if(?f78, ?f97, ?f111)"/><draw:equation draw:name="f121" draw:formula="if(?f78, ?f98, ?f113)"/></draw:enhanced-geometry></draw:custom-shape></text:span><text:span text:style-name="T72"><draw:connector draw:type="line" svg:x1="0.98819in" svg:y1="6.10625in" svg:x2="1.50903in" svg:y2="6.09931in" draw:z-index="251682816" draw:id="id10" draw:style-name="a12" draw:name="Düz Ok Bağlayıcısı 193" text:anchor-type="paragraph"><svg:title/><svg:desc/></draw:connector></text:span><text:span text:style-name="T73"><draw:connector draw:type="line" svg:x1="0.96736in" svg:y1="9.05764in" svg:x2="0.97431in" svg:y2="6.09236in" draw:z-index="251681792" draw:id="id11" draw:style-name="a13" draw:name="Düz Bağlayıcı 192" text:anchor-type="paragraph"><svg:title/><svg:desc/></draw:connector></text:span><text:span text:style-name="T74"><draw:connector draw:type="line" svg:x1="2.46736in" svg:y1="8.46736in" svg:x2="2.47431in" svg:y2="8.84236in" draw:z-index="251677696" draw:id="id12" draw:style-name="a14" draw:name="Düz Bağlayıcı 24" text:anchor-type="paragraph"><svg:title/><svg:desc/></draw:connector></text:span><text:span text:style-name="T75"><draw:connector draw:type="line" svg:x1="5.72431in" svg:y1="3.83542in" svg:x2="6.43958in" svg:y2="3.82847in" draw:z-index="251662336" draw:id="id13" draw:style-name="a15" draw:name="Düz Bağlayıcı 12" text:anchor-type="paragraph"><svg:title/><svg:desc/></draw:connector></text:span><text:span text:style-name="T76"><draw:custom-shape svg:x="4.05764in" svg:y="3.47431in" svg:width="1.94444in" svg:height="0.71528in" draw:z-index="251659264" draw:id="id14" draw:style-name="a16" draw:name="Elmas 9" text:anchor-type="paragraph"><svg:title/><svg:desc/><text:p text:style-name="P77">bulundu!=1</text:p><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78"><draw:connector draw:type="line" svg:x1="3.19653in" svg:y1="3.84931in" svg:x2="4.04375in" svg:y2="3.83542in" draw:z-index="251660288" draw:id="id15" draw:style-name="a18" draw:name="Düz Ok Bağlayıcısı 10" text:anchor-type="paragraph"><svg:title/><svg:desc/></draw:connector></text:span><text:span text:style-name="T79"><draw:connector draw:type="standard" svg:x1="0in" svg:y1="4.64097in" svg:x2="1.21528in" svg:y2="3.83542in" draw:z-index="251669504" draw:id="id16" draw:style-name="a20" draw:name="Bağlayıcı: Dirsek 5" text:anchor-type="paragraph"><svg:title/><svg:desc/></draw:connector></text:span><text:span text:style-name="T80"><draw:custom-shape svg:x="-0.58819in" svg:y="4.44653in" svg:width="1.08333in" svg:height="0.43056in" draw:z-index="251670528" draw:id="id17" draw:style-name="a21" draw:name="Dikdörtgen 6" text:anchor-type="paragraph"><svg:title/><svg:desc/><text:p text:style-name="P81">i++</text:p><draw:enhanced-geometry draw:type="non-primitive" svg:viewBox="0 0 21600 21600" draw:enhanced-path="M 0 0 L 21600 0 21600 21600 0 21600 Z N"/></draw:custom-shape></text:span><text:span text:style-name="T82"><draw:custom-shape svg:x="0.04861in" svg:y="5.45347in" svg:width="1.8125in" svg:height="0.75in" draw:z-index="251668480" draw:id="id18" draw:style-name="a22" draw:name="Elmas 2" text:anchor-type="paragraph"><svg:title/><svg:desc/><text:p text:style-name="P83">İf(bulundu==1)</text:p><text:p text:style-name="P84"/><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85"><draw:connector draw:type="line" svg:x1="1.32847in" svg:y1="5.82153in" svg:x2="0.87014in" svg:y2="5.82847in" draw:z-index="251672576" draw:id="id19" draw:style-name="a24" draw:name="Düz Ok Bağlayıcısı 8" text:anchor-type="paragraph"><svg:title/><svg:desc/></draw:connector></text:span><text:span text:style-name="T86"><draw:connector draw:type="line" svg:x1="-0.03264in" svg:y1="5.42569in" svg:x2="-0.03264in" svg:y2="4.89792in" draw:z-index="251671552" draw:id="id20" draw:style-name="a26" draw:name="Düz Ok Bağlayıcısı 7" text:anchor-type="paragraph"><svg:title/><svg:desc/></draw:connector></text:span><text:span text:style-name="T87"><draw:connector draw:type="line" svg:x1="7.42986in" svg:y1="4.8125in" svg:x2="7.43681in" svg:y2="5.73611in" draw:z-index="251663360" draw:id="id21" draw:style-name="a28" draw:name="Düz Ok Bağlayıcısı 13" text:anchor-type="paragraph"><svg:title/><svg:desc/></draw:connector></text:span><text:span text:style-name="T88"><draw:frame draw:z-index="251667456" draw:id="id22" draw:style-name="a29" draw:name="Metin Kutusu 2" text:anchor-type="paragraph" svg:x="6.1125in" svg:y="4.09931in" svg:width="0.30556in" svg:height="0.31111in" style:rel-width="scale" style:rel-height="scale"><draw:text-box><text:p text:style-name="Normal">H</text:p></draw:text-box><svg:title/><svg:desc/></draw:frame></text:span><text:span text:style-name="T89"><draw:frame draw:z-index="251666432" draw:id="id23" draw:style-name="a30" draw:name="Metin Kutusu 2" text:anchor-type="paragraph" svg:x="4.72431in" svg:y="4.31458in" svg:width="0.27083in" svg:height="0.28472in" style:rel-width="scale" style:rel-height="scale"><draw:text-box><text:p text:style-name="Normal">E</text:p></draw:text-box><svg:title/><svg:desc/></draw:frame></text:span><text:span text:style-name="T90"><draw:custom-shape svg:x="4.52292in" svg:y="4.80764in" svg:width="1.02083in" svg:height="0.61806in" draw:z-index="251664384" draw:id="id24" draw:style-name="a31" draw:name="Akış Çizelgesi: Belge 14" text:anchor-type="paragraph"><svg:title/><svg:desc/><text:p text:style-name="P91">“Not found”</text:p><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span text:style-name="T92"><draw:connector draw:type="line" svg:x1="5.02292in" svg:y1="3.96042in" svg:x2="5.04375in" svg:y2="4.80069in" draw:z-index="251661312" draw:id="id25" draw:style-name="a33" draw:name="Düz Ok Bağlayıcısı 11" text:anchor-type="paragraph"><svg:title/><svg:desc/></draw:connector></text:span><text:span text:style-name="T93"><draw:custom-shape svg:x="5.92569in" svg:y="4.77292in" svg:width="1.04167in" svg:height="0.59722in" draw:z-index="251665408" draw:id="id26" draw:style-name="a34" draw:name="Akış Çizelgesi: Belge 15" text:anchor-type="paragraph"><svg:title/><svg:desc/><text:p text:style-name="P94">“index=i”</text:p><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span text:style-name="T95"><text:s text:c="30"/></text:span><text:span text:style-name="T96"><draw:g draw:name="Diyagram 3" draw:id="id42" draw:style-name="a86" text:anchor-type="as-char"><svg:title/><svg:desc/><draw:custom-shape svg:x="-0.0812in" svg:y="0.00516in" svg:width="2.57907in" svg:height="0.70245in" draw:id="id27" draw:style-name="a37"><svg:title/><svg:desc/><text:p text:style-name="a36" text:class-names="" text:cond-style-name=""><text:span text:style-name="a35" text:class-names="">Başla</text:span></text:p><draw:enhanced-geometry draw:type="non-primitive" svg:viewBox="0 0 21600 21600" draw:enhanced-path="M 3475 0 L 18125 0 C 20044 0 21600 4835 21600 10800 21600 16765 20044 21600 18125 21600 L 3475 21600 C 1556 21600 0 16765 0 10800 0 4835 1556 0 3475 0 Z N" draw:text-areas="?f22 ?f24 ?f23 ?f25" draw:glue-points="?f15 ?f16 ?f17 ?f16 ?f18 ?f19 ?f17 ?f20 ?f15 ?f20 ?f21 ?f19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3475 * ?f5 / 21600"/><draw:equation draw:name="f9" draw:formula="0 * ?f4 / 21600"/><draw:equation draw:name="f10" draw:formula="18125 * ?f5 / 21600"/><draw:equation draw:name="f11" draw:formula="21600 * ?f5 / 21600"/><draw:equation draw:name="f12" draw:formula="10800 * ?f4 / 21600"/><draw:equation draw:name="f13" draw:formula="21600 * ?f4 / 21600"/><draw:equation draw:name="f14" draw:formula="0 * ?f5 / 21600"/><draw:equation draw:name="f15" draw:formula="?f8 / ?f6"/><draw:equation draw:name="f16" draw:formula="?f9 / ?f7"/><draw:equation draw:name="f17" draw:formula="?f10 / ?f6"/><draw:equation draw:name="f18" draw:formula="?f11 / ?f6"/><draw:equation draw:name="f19" draw:formula="?f12 / ?f7"/><draw:equation draw:name="f20" draw:formula="?f13 / ?f7"/><draw:equation draw:name="f21" draw:formula="?f14 / ?f6"/><draw:equation draw:name="f22" draw:formula="?f0 / ?f6"/><draw:equation draw:name="f23" draw:formula="?f1 / ?f6"/><draw:equation draw:name="f24" draw:formula="?f2 / ?f7"/><draw:equation draw:name="f25" draw:formula="?f3 / ?f7"/></draw:enhanced-geometry></draw:custom-shape><draw:custom-shape svg:x="1.05028in" svg:y="0.75151in" svg:width="0.3161in" svg:height="0.26342in" draw:id="id28" draw:style-name="a40"><svg:title/><svg:desc/><text:p text:style-name="a39" text:class-names="" text:cond-style-name=""><text:span text:style-name="a38" text:class-names=""/></text:p><draw:enhanced-geometry draw:type="non-primitive" svg:viewBox="0 0 240869 289043" draw:enhanced-path="M 192695 1 L 192695 144522 240869 144522 120434 289042 0 144522 48174 144522 48174 1 192695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869"/><draw:equation draw:name="f7" draw:formula="?f4 / 289043"/><draw:equation draw:name="f8" draw:formula="0 * ?f5 / 240869"/><draw:equation draw:name="f9" draw:formula="57809 * ?f4 / 289043"/><draw:equation draw:name="f10" draw:formula="120435 * ?f5 / 240869"/><draw:equation draw:name="f11" draw:formula="0 * ?f4 / 289043"/><draw:equation draw:name="f12" draw:formula="240869 * ?f5 / 240869"/><draw:equation draw:name="f13" draw:formula="144522 * ?f4 / 289043"/><draw:equation draw:name="f14" draw:formula="289043 * ?f4 / 289043"/><draw:equation draw:name="f15" draw:formula="231234 * ?f4 / 289043"/><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0812in" svg:y="1.05883in" svg:width="2.57907in" svg:height="0.70245in" draw:id="id29" draw:style-name="a45"><svg:title/><svg:desc/><text:p text:style-name="a42" text:class-names="" text:cond-style-name=""><text:span text:style-name="a41" text:class-names="">istenenHece[50]</text:span></text:p><text:p text:style-name="a44" text:class-names="" text:cond-style-name=""><text:span text:style-name="a43" text:class-names="">karakter[10]</text:span></text:p><draw:enhanced-geometry draw:type="non-primitive" svg:viewBox="0 0 2358302 642318" draw:enhanced-path="M 0 642318 L 160580 0 2358302 0 2197723 642318 0 642318 Z N" draw:text-areas="?f20 ?f22 ?f21 ?f23" draw:glue-points="?f14 ?f15 ?f16 ?f17 ?f18 ?f17 ?f19 ?f15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58302"/><draw:equation draw:name="f7" draw:formula="?f4 / 642318"/><draw:equation draw:name="f8" draw:formula="0 * ?f5 / 2358302"/><draw:equation draw:name="f9" draw:formula="642318 * ?f4 / 642318"/><draw:equation draw:name="f10" draw:formula="160580 * ?f5 / 2358302"/><draw:equation draw:name="f11" draw:formula="0 * ?f4 / 642318"/><draw:equation draw:name="f12" draw:formula="2358302 * ?f5 / 2358302"/><draw:equation draw:name="f13" draw:formula="2197723 * ?f5 / 2358302"/><draw:equation draw:name="f14" draw:formula="?f8 / ?f6"/><draw:equation draw:name="f15" draw:formula="?f9 / ?f7"/><draw:equation draw:name="f16" draw:formula="?f10 / ?f6"/><draw:equation draw:name="f17" draw:formula="?f11 / ?f7"/><draw:equation draw:name="f18" draw:formula="?f12 / ?f6"/><draw:equation draw:name="f19" draw:formula="?f13 / ?f6"/><draw:equation draw:name="f20" draw:formula="?f0 / ?f6"/><draw:equation draw:name="f21" draw:formula="?f1 / ?f6"/><draw:equation draw:name="f22" draw:formula="?f2 / ?f7"/><draw:equation draw:name="f23" draw:formula="?f3 / ?f7"/></draw:enhanced-geometry></draw:custom-shape><draw:custom-shape svg:x="1.05028in" svg:y="1.80518in" svg:width="0.3161in" svg:height="0.26342in" draw:id="id30" draw:style-name="a48"><svg:title/><svg:desc/><text:p text:style-name="a47" text:class-names="" text:cond-style-name=""><text:span text:style-name="a46" text:class-names=""/></text:p><draw:enhanced-geometry draw:type="non-primitive" svg:viewBox="0 0 240869 289043" draw:enhanced-path="M 192695 1 L 192695 144522 240869 144522 120434 289042 0 144522 48174 144522 48174 1 192695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869"/><draw:equation draw:name="f7" draw:formula="?f4 / 289043"/><draw:equation draw:name="f8" draw:formula="0 * ?f5 / 240869"/><draw:equation draw:name="f9" draw:formula="57809 * ?f4 / 289043"/><draw:equation draw:name="f10" draw:formula="120435 * ?f5 / 240869"/><draw:equation draw:name="f11" draw:formula="0 * ?f4 / 289043"/><draw:equation draw:name="f12" draw:formula="240869 * ?f5 / 240869"/><draw:equation draw:name="f13" draw:formula="144522 * ?f4 / 289043"/><draw:equation draw:name="f14" draw:formula="289043 * ?f4 / 289043"/><draw:equation draw:name="f15" draw:formula="231234 * ?f4 / 289043"/><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in" svg:y="2.1125in" svg:width="2.41667in" svg:height="0.9673in" draw:id="id31" draw:style-name="a55"><svg:title/><svg:desc/><text:p text:style-name="a50" text:class-names="" text:cond-style-name=""><text:span text:style-name="a49" text:class-names="">i =0, bulundu=1</text:span></text:p><text:p text:style-name="a52" text:class-names="" text:cond-style-name=""><text:span text:style-name="a51" text:class-names="">istenenHeceUzunluk=strlen(istenenHece)</text:span></text:p><text:p text:style-name="a54" text:class-names="" text:cond-style-name=""><text:span text:style-name="a53" text:class-names="">karakterUzunluk=strlen(karakter)</text:span></text:p><draw:enhanced-geometry draw:type="non-primitive" svg:viewBox="0 0 10000 10000" draw:enhanced-path="M 0 0 L 10000 0 10000 10000 0 10000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0"/><draw:equation draw:name="f7" draw:formula="?f4 / 10000"/><draw:equation draw:name="f8" draw:formula="0 * ?f5 / 10000"/><draw:equation draw:name="f9" draw:formula="0 * ?f4 / 10000"/><draw:equation draw:name="f10" draw:formula="10000 * ?f5 / 10000"/><draw:equation draw:name="f11" draw:formula="10000 * ?f4 / 10000"/><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05028in" svg:y="3.175in" svg:width="0.3161in" svg:height="0.26342in" draw:id="id32" draw:style-name="a58"><svg:title/><svg:desc/><text:p text:style-name="a57" text:class-names="" text:cond-style-name=""><text:span text:style-name="a56" text:class-names=""/></text:p><draw:enhanced-geometry draw:type="non-primitive" svg:viewBox="0 0 240869 289043" draw:enhanced-path="M 192695 1 L 192695 144522 240869 144522 120434 289042 0 144522 48174 144522 48174 1 192695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869"/><draw:equation draw:name="f7" draw:formula="?f4 / 289043"/><draw:equation draw:name="f8" draw:formula="0 * ?f5 / 240869"/><draw:equation draw:name="f9" draw:formula="57809 * ?f4 / 289043"/><draw:equation draw:name="f10" draw:formula="120435 * ?f5 / 240869"/><draw:equation draw:name="f11" draw:formula="0 * ?f4 / 289043"/><draw:equation draw:name="f12" draw:formula="240869 * ?f5 / 240869"/><draw:equation draw:name="f13" draw:formula="144522 * ?f4 / 289043"/><draw:equation draw:name="f14" draw:formula="289043 * ?f4 / 289043"/><draw:equation draw:name="f15" draw:formula="231234 * ?f4 / 289043"/><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in" svg:y="3.43103in" svg:width="2.41667in" svg:height="0.84483in" draw:id="id33" draw:style-name="a61"><svg:title/><svg:desc/><text:p text:style-name="a60" text:class-names="" text:cond-style-name=""><text:span text:style-name="a59" text:class-names="">karakter[i]!='0'</text:span></text:p><draw:enhanced-geometry draw:type="non-primitive" svg:viewBox="0 0 10000 10000" draw:enhanced-path="M 0 5000 L 5000 0 10000 5000 5000 10000 0 5000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0"/><draw:equation draw:name="f7" draw:formula="?f4 / 10000"/><draw:equation draw:name="f8" draw:formula="0 * ?f5 / 10000"/><draw:equation draw:name="f9" draw:formula="5000 * ?f4 / 10000"/><draw:equation draw:name="f10" draw:formula="5000 * ?f5 / 10000"/><draw:equation draw:name="f11" draw:formula="0 * ?f4 / 10000"/><draw:equation draw:name="f12" draw:formula="10000 * ?f5 / 10000"/><draw:equation draw:name="f13" draw:formula="10000 * ?f4 / 1000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1.05028in" svg:y="4.32311in" svg:width="0.3161in" svg:height="0.28349in" draw:id="id34" draw:style-name="a64"><svg:title/><svg:desc/><text:p text:style-name="a63" text:class-names="" text:cond-style-name=""><text:span text:style-name="a62" text:class-names=""/></text:p><draw:enhanced-geometry draw:type="non-primitive" svg:viewBox="0 0 259223 289043" draw:enhanced-path="M 207378 1 L 207378 144522 259223 144522 129611 289042 0 144522 51845 144522 51845 1 207378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223"/><draw:equation draw:name="f7" draw:formula="?f4 / 289043"/><draw:equation draw:name="f8" draw:formula="0 * ?f5 / 259223"/><draw:equation draw:name="f9" draw:formula="57809 * ?f4 / 289043"/><draw:equation draw:name="f10" draw:formula="129612 * ?f5 / 259223"/><draw:equation draw:name="f11" draw:formula="0 * ?f4 / 289043"/><draw:equation draw:name="f12" draw:formula="259223 * ?f5 / 259223"/><draw:equation draw:name="f13" draw:formula="144522 * ?f4 / 289043"/><draw:equation draw:name="f14" draw:formula="289043 * ?f4 / 289043"/><draw:equation draw:name="f15" draw:formula="231234 * ?f4 / 289043"/><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06892in" svg:y="4.65385in" svg:width="2.55452in" svg:height="0.51301in" draw:id="id35" draw:style-name="a67"><svg:title/><svg:desc/><text:p text:style-name="a66" text:class-names="" text:cond-style-name=""><text:span text:style-name="a65" text:class-names="">j=0</text:span></text:p><draw:enhanced-geometry draw:type="non-primitive" svg:viewBox="0 0 10000 10000" draw:enhanced-path="M 0 0 L 10000 0 10000 10000 0 10000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0"/><draw:equation draw:name="f7" draw:formula="?f4 / 10000"/><draw:equation draw:name="f8" draw:formula="0 * ?f5 / 10000"/><draw:equation draw:name="f9" draw:formula="0 * ?f4 / 10000"/><draw:equation draw:name="f10" draw:formula="10000 * ?f5 / 10000"/><draw:equation draw:name="f11" draw:formula="10000 * ?f4 / 10000"/><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05028in" svg:y="5.20742in" svg:width="0.3161in" svg:height="0.24335in" draw:id="id36" draw:style-name="a70"><svg:title/><svg:desc/><text:p text:style-name="a69" text:class-names="" text:cond-style-name=""><text:span text:style-name="a68" text:class-names=""/></text:p><draw:enhanced-geometry draw:type="non-primitive" svg:viewBox="0 0 222515 289043" draw:enhanced-path="M 178012 1 L 178012 144522 222515 144522 111257 289042 0 144522 44503 144522 44503 1 178012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515"/><draw:equation draw:name="f7" draw:formula="?f4 / 289043"/><draw:equation draw:name="f8" draw:formula="0 * ?f5 / 222515"/><draw:equation draw:name="f9" draw:formula="57809 * ?f4 / 289043"/><draw:equation draw:name="f10" draw:formula="111258 * ?f5 / 222515"/><draw:equation draw:name="f11" draw:formula="0 * ?f4 / 289043"/><draw:equation draw:name="f12" draw:formula="222515 * ?f5 / 222515"/><draw:equation draw:name="f13" draw:formula="144522 * ?f4 / 289043"/><draw:equation draw:name="f14" draw:formula="289043 * ?f4 / 289043"/><draw:equation draw:name="f15" draw:formula="231234 * ?f4 / 289043"/><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0812in" svg:y="5.49132in" svg:width="2.57907in" svg:height="0.70245in" draw:id="id37" draw:style-name="a73"><svg:title/><svg:desc/><text:p text:style-name="a72" text:class-names="" text:cond-style-name=""><text:span text:style-name="a71" text:class-names="">j=0;j&lt;istenenHeceUzulunğu;j++</text:span></text:p><draw:enhanced-geometry draw:type="non-primitive" svg:viewBox="0 0 10000 10000" draw:enhanced-path="M 0 5000 L 2000 0 8000 0 10000 5000 8000 10000 2000 10000 0 5000 Z N" draw:text-areas="?f22 ?f24 ?f23 ?f25" draw:glue-points="?f15 ?f16 ?f17 ?f18 ?f19 ?f18 ?f20 ?f16 ?f19 ?f21 ?f17 ?f21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0"/><draw:equation draw:name="f7" draw:formula="?f4 / 10000"/><draw:equation draw:name="f8" draw:formula="0 * ?f5 / 10000"/><draw:equation draw:name="f9" draw:formula="5000 * ?f4 / 10000"/><draw:equation draw:name="f10" draw:formula="2000 * ?f5 / 10000"/><draw:equation draw:name="f11" draw:formula="0 * ?f4 / 10000"/><draw:equation draw:name="f12" draw:formula="8000 * ?f5 / 10000"/><draw:equation draw:name="f13" draw:formula="10000 * ?f5 / 10000"/><draw:equation draw:name="f14" draw:formula="10000 * ?f4 / 10000"/><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f0 / ?f6"/><draw:equation draw:name="f23" draw:formula="?f1 / ?f6"/><draw:equation draw:name="f24" draw:formula="?f2 / ?f7"/><draw:equation draw:name="f25" draw:formula="?f3 / ?f7"/></draw:enhanced-geometry></draw:custom-shape><draw:custom-shape svg:x="1.05028in" svg:y="6.23767in" svg:width="0.3161in" svg:height="0.26342in" draw:id="id38" draw:style-name="a76"><svg:title/><svg:desc/><text:p text:style-name="a75" text:class-names="" text:cond-style-name=""><text:span text:style-name="a74" text:class-names=""/></text:p><draw:enhanced-geometry draw:type="non-primitive" svg:viewBox="0 0 240869 289043" draw:enhanced-path="M 192695 1 L 192695 144522 240869 144522 120434 289042 0 144522 48174 144522 48174 1 192695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869"/><draw:equation draw:name="f7" draw:formula="?f4 / 289043"/><draw:equation draw:name="f8" draw:formula="0 * ?f5 / 240869"/><draw:equation draw:name="f9" draw:formula="57809 * ?f4 / 289043"/><draw:equation draw:name="f10" draw:formula="120435 * ?f5 / 240869"/><draw:equation draw:name="f11" draw:formula="0 * ?f4 / 289043"/><draw:equation draw:name="f12" draw:formula="240869 * ?f5 / 240869"/><draw:equation draw:name="f13" draw:formula="144522 * ?f4 / 289043"/><draw:equation draw:name="f14" draw:formula="289043 * ?f4 / 289043"/><draw:equation draw:name="f15" draw:formula="231234 * ?f4 / 289043"/><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0812in" svg:y="6.545in" svg:width="2.57907in" svg:height="0.917in" draw:id="id39" draw:style-name="a79"><svg:title/><svg:desc/><text:p text:style-name="a78" text:class-names="" text:cond-style-name=""><text:span text:style-name="a77" text:class-names="">karakter[i+j]!=istenenHece[j]</text:span></text:p><draw:enhanced-geometry draw:type="non-primitive" svg:viewBox="0 0 10000 10000" draw:enhanced-path="M 0 5000 L 5000 0 10000 5000 5000 10000 0 5000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0"/><draw:equation draw:name="f7" draw:formula="?f4 / 10000"/><draw:equation draw:name="f8" draw:formula="0 * ?f5 / 10000"/><draw:equation draw:name="f9" draw:formula="5000 * ?f4 / 10000"/><draw:equation draw:name="f10" draw:formula="5000 * ?f5 / 10000"/><draw:equation draw:name="f11" draw:formula="0 * ?f4 / 10000"/><draw:equation draw:name="f12" draw:formula="10000 * ?f5 / 10000"/><draw:equation draw:name="f13" draw:formula="10000 * ?f4 / 1000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x="1.05028in" svg:y="7.5059in" svg:width="0.3161in" svg:height="0.26342in" draw:id="id40" draw:style-name="a82"><svg:title/><svg:desc/><text:p text:style-name="a81" text:class-names="" text:cond-style-name=""><text:span text:style-name="a80" text:class-names=""/></text:p><draw:enhanced-geometry draw:type="non-primitive" svg:viewBox="0 0 240869 289043" draw:enhanced-path="M 192695 1 L 192695 144522 240869 144522 120434 289042 0 144522 48174 144522 48174 1 192695 1 Z N" draw:text-areas="?f24 ?f26 ?f25 ?f27" draw:glue-points="?f16 ?f17 ?f18 ?f17 ?f18 ?f19 ?f20 ?f21 ?f18 ?f22 ?f18 ?f23 ?f16 ?f23 ?f16 ?f17"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869"/><draw:equation draw:name="f7" draw:formula="?f4 / 289043"/><draw:equation draw:name="f8" draw:formula="0 * ?f5 / 240869"/><draw:equation draw:name="f9" draw:formula="57809 * ?f4 / 289043"/><draw:equation draw:name="f10" draw:formula="120435 * ?f5 / 240869"/><draw:equation draw:name="f11" draw:formula="0 * ?f4 / 289043"/><draw:equation draw:name="f12" draw:formula="240869 * ?f5 / 240869"/><draw:equation draw:name="f13" draw:formula="144522 * ?f4 / 289043"/><draw:equation draw:name="f14" draw:formula="289043 * ?f4 / 289043"/><draw:equation draw:name="f15" draw:formula="231234 * ?f4 / 289043"/><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0.0812in" svg:y="7.81323in" svg:width="2.57907in" svg:height="0.70245in" draw:id="id41" draw:style-name="a85"><svg:title/><svg:desc/><text:p text:style-name="a84" text:class-names="" text:cond-style-name=""><text:span text:style-name="a83" text:class-names="">bulundu=0</text:span></text:p><draw:enhanced-geometry draw:type="non-primitive" svg:viewBox="0 0 2358302 642318" draw:enhanced-path="M 0 0 L 2358302 0 2358302 642318 0 64231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58302"/><draw:equation draw:name="f7" draw:formula="?f4 / 642318"/><draw:equation draw:name="f8" draw:formula="0 * ?f5 / 2358302"/><draw:equation draw:name="f9" draw:formula="0 * ?f4 / 642318"/><draw:equation draw:name="f10" draw:formula="2358302 * ?f5 / 2358302"/><draw:equation draw:name="f11" draw:formula="642318 * ?f4 / 64231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span text:style-name="T97"><text:s text:c="141"/></text:span></text:p>
      <text:p text:style-name="Normal"><text:span text:style-name="T98"><draw:connector draw:type="line" svg:x1="3.67569in" svg:y1="0.175in" svg:x2="3.68264in" svg:y2="0.39722in" draw:z-index="251679744" draw:id="id43" draw:style-name="a87" draw:name="Düz Bağlayıcı 28" text:anchor-type="paragraph"><svg:title/><svg:desc/></draw:connector></text:span><text:span text:style-name="T99"><draw:connector draw:type="line" svg:x1="2.45347in" svg:y1="0.16111in" svg:x2="4.87014in" svg:y2="0.15417in" draw:z-index="251678720" draw:id="id44" draw:style-name="a88" draw:name="Düz Bağlayıcı 27" text:anchor-type="paragraph"><svg:title/><svg:desc/></draw:connector></text:span><text:span text:style-name="T100"><draw:connector draw:type="line" svg:x1="3.68264in" svg:y1="0.39028in" svg:x2="0.93958in" svg:y2="0.38333in" draw:z-index="251680768" draw:id="id45" draw:style-name="a89" draw:name="Düz Bağlayıcı 29" text:anchor-type="paragraph"><svg:title/><svg:desc/></draw:connector></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BalonMetni" style:display-name="Balon Metni"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onMetniChar" style:display-name="Balon Metni Char" style:family="text" style:parent-style-name="VarsayılanParagrafYazıTipi">
      <style:text-properties style:font-name="Tahoma" style:font-name-complex="Tahoma" fo:font-size="8pt" style:font-size-asian="8pt" style:font-size-complex="8pt"/>
    </style:style>
    <style:style style:name="Üstbilgi" style:display-name="Üstbilgi"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ÜstbilgiChar" style:display-name="Üstbilgi Char" style:family="text" style:parent-style-name="VarsayılanParagrafYazıTipi"/>
    <style:style style:name="Altbilgi" style:display-name="Altbilgi"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AltbilgiChar" style:display-name="Altbilgi Char" style:family="text" style:parent-style-name="VarsayılanParagrafYazıTipi"/>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draw:marker draw:name="a27" svg:viewBox="0 0 20 30" svg:d="m10 0-10 30h20z"/>
    <draw:marker draw:name="a32" svg:viewBox="0 0 20 30" svg:d="m10 0-10 30h20z"/>
    <draw:marker draw:name="a1" svg:viewBox="0 0 20 30" svg:d="m10 0-10 30h20z"/>
    <draw:marker draw:name="a17" svg:viewBox="0 0 20 30" svg:d="m10 0-10 30h20z"/>
    <draw:marker draw:name="a11" svg:viewBox="0 0 20 30" svg:d="m10 0-10 30h20z"/>
    <draw:marker draw:name="a23" svg:viewBox="0 0 20 30" svg:d="m10 0-10 30h20z"/>
    <draw:marker draw:name="a19" svg:viewBox="0 0 20 30" svg:d="m10 0-10 30h20z"/>
    <draw:marker draw:name="a25" svg:viewBox="0 0 20 30" svg:d="m10 0-10 30h20z"/>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y</meta:initial-creator>
    <dc:creator>my</dc:creator>
    <meta:creation-date>2019-05-09T22:00:00Z</meta:creation-date>
    <dc:date>2019-05-10T00:33:00Z</dc:date>
    <meta:template xlink:href="Normal.dotm" xlink:type="simple"/>
    <meta:editing-cycles>6</meta:editing-cycles>
    <meta:editing-duration>PT9060S</meta:editing-duration>
    <meta:document-statistic meta:page-count="3" meta:paragraph-count="2" meta:word-count="202" meta:character-count="1352" meta:row-count="9" meta:non-whitespace-character-count="1152"/>
  </office:meta>
</office:document-meta>
</file>